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7.16cm" fo:break-before="auto" style:use-optimal-row-height="true"/>
    </style:style>
    <style:style style:name="ro27" style:family="table-row">
      <style:table-row-properties style:row-height="4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38">
            <text:p>0705 <text:s/>92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38">
            <text:p>0705 <text:s/>92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38">
            <text:p>0705 <text:s/>92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39">
            <text:p>0705 <text:s/>92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39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1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1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1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2">
            <text:p>0705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2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2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2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2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2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3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3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3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4">
            <text:p>0705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4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4">
            <text:p>0705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5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5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5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5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6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6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6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7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7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7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8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8">
            <text:p>0705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9">
            <text:p>0705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9">
            <text:p>0705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49">
            <text:p>0705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">
            <text:p>0705 <text:s/>9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">
            <text:p>0705 <text:s/>9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1">
            <text:p>0705 <text:s/>9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2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2">
            <text:p>0705 <text:s/>9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3">
            <text:p>0705 <text:s/>92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4">
            <text:p>0705 <text:s/>9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4">
            <text:p>0705 <text:s/>9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4">
            <text:p>0705 <text:s/>9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4">
            <text:p>0705 <text:s/>92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5">
            <text:p>0705 <text:s/>9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5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5">
            <text:p>0705 <text:s/>9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5T09:27:59.56">
            <text:p>0705 <text:s/>9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5T09:27:59.56">
            <text:p>2021/7/5 9:2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5T09:27:59.56">
            <text:p>0705 <text:s/>928</text:p>
          </table:table-cell>
          <table:table-cell table:style-name="ce7" table:formula="of:=NOW()" office:value-type="date" office:date-value="2021-07-05T09:27:59.56">
            <text:p>0705 <text:s/>92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5T09:27:59.56">
            <text:p>0705 <text:s/>9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4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5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5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5">
            <text:p>0705 <text:s/>92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5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6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7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7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7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69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">
            <text:p>0705 <text:s/>9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1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5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5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5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5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5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4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4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6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8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8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9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9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4"/>
          <table: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9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79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">
            <text:p>0705 <text:s/>9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">
            <text:p>0705 <text:s/>92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1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2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2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2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2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3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3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3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3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3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4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5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5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5">
            <text:p>0705 <text:s/>9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5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5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6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6">
            <text:p>0705 <text:s/>92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6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7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7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7">
            <text:p>0705 <text:s/>9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7">
            <text:p>0705 <text:s/>9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7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8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9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9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9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9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89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2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2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2">
            <text:p>0705 <text:s/>92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3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4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6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6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6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6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6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8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8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8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8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8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9">
            <text:p>0705 <text:s/>92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9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9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9.99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1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1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2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2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2">
            <text:p>0705 <text:s/>92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5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5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5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5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5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8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9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9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09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1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1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1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1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2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3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3">
            <text:p>0705 <text:s/>92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3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4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5">
            <text:p>0705 <text:s/>92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5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6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6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7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7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7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7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8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8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8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8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8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9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9">
            <text:p>0705 <text:s/>9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19">
            <text:p>0705 <text:s/>9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1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3">
            <text:p>0705 <text:s/>9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3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3">
            <text:p>0705 <text:s/>92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4">
            <text:p>0705 <text:s/>9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5T08:30:27.4">
            <text:p>0705</text:p>
          </table:table-cell>
          <table:table-cell table:style-name="ce9" office:value-type="string">
            <text:p>v-25</text:p>
          </table:table-cell>
          <table:table-cell table:style-name="ce18" office:value-type="string">
            <text:p>hôm nay, gió[wind thổi[blow mạnh[strong. / trời là rất lạnh[cold. lạnh quá[very. / trời mưa[rain. trời đang mưa. có[maybe~1 thể trời mưa. trời mưa, cố thể.</text:p>
          </table:table-cell>
          <table:table-cell table:style-name="ce22" office:value-type="string" table:number-columns-spanned="2" table:number-rows-spanned="1">
            <text:p>今日は、風が吹いている。とても寒いです。雨が降る。雨が降るかも知れ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4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7">
            <text:p>177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-24</text:p>
          </table:table-cell>
          <table:table-cell table:style-name="ce18" office:value-type="string">
            <text:p>hôm nay, chúng tôi có rất nhiều bê tông. / khi nào thì kết[end~1 thúc? / đó là một ngày dài. / nó nhiều hơn[more một chú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</text:p>
          </table:table-cell>
          <table:covered-table-cell table:style-name="ce22" office:value-type="string">
            <text:p>今日は、コンクリートがとても多い。いつ終わるか？長い一日です。あと少しです。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4">
            <text:p>0705 <text:s/>9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었다. 크로는, 하지만, 옹벽에 나오고 있었다. &lt;2&gt; 우산을 두었다. (2) 미케는 잠시 후 왔다. &lt;2&gt; 울타리를 통해 페이스트를 준다. &lt;3&gt; 종이 통을 사용해 고체도. (3) 크로는 먼저 지상에도 내려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5">
            <text:p>0705 <text:s/>9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21" office:value-type="string">
            <text:p>ល្អ / មិនល្អ</text:p>
          </table:table-cell>
          <table:table-cell table:style-name="ce22" office:value-type="string">
            <office:annotation office:display="true" draw:style-name="gr1" draw:text-style-name="P1" svg:width="2.899cm" svg:height="4.151cm" svg:x="28.457cm" svg:y="366.97cm" draw:caption-point-x="-4.254cm" draw:caption-point-y="1.644cm">
              <dc:creator>ik</dc:creator>
              <dc:date>2021-07-05T00:00:00</dc:date>
              <text:p text:style-name="P1">khmer, tone number → kangtonese</text:p>
              <text:p text:style-name="P1">1 high,flat</text:p>
              <text:p text:style-name="P1">2 high,up</text:p>
              <text:p text:style-name="P1">3 middle,flat</text:p>
              <text:p text:style-name="P1">4 low,down</text:p>
              <text:p text:style-name="P1">5 low,up</text:p>
              <text:p text:style-name="P1">6 low,flat</text:p>
              <text:p text:style-name="P1"/>
            </office:annotation>
            <text:p>lao5 / man6-lao5</text:p>
          </table:table-cell>
          <table:table-cell table:style-name="ce22" office:value-type="string">
            <text:p>good / not good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6">
            <text:p>0705 <text:s/>92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3 au6-kon1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6">
            <text:p>0705 <text:s/>9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ឈ្មោះ។ ​​​ឈ្មោះ​。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your nam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6">
            <text:p>0705 <text:s/>92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19" office:value-type="string">
            <text:p>មួកសុវត្ថិភាព។ /​ មួកសុវត្ថិភាព。របស់អ្នក។</text:p>
          </table:table-cell>
          <table:table-cell table:style-name="ce22" office:value-type="string">
            <text:p>mu6o_k3-so6-wa_t6-te_t3-pie_t6 / (chmoo)-ro_b6-wan3-ne_k6</text:p>
          </table:table-cell>
          <table:table-cell table:style-name="ce22" office:value-type="string">
            <text:p>helmet. your helmet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8:00.27">
            <text:p>0705 <text:s/>9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3">
            <text:p>183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czwarty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górna warga. znowu, trochę, mięśni której wydaje się być silniejsze. ta nie rozpryskuje się, gdy wychodzi powietrze od ust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رابع من تموز (يوليو).</text:p>
          </table:table-cell>
          <table:table-cell table:style-name="ce22" office:value-type="string">
            <text:p>tamuwz / yuwliw</text:p>
          </table:table-cell>
          <table:table-cell table:style-name="ce22" office:value-type="string">
            <text:p>it was sunday, the fourth of jul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چهارم ماه ژوئيه بود.</text:p>
          </table:table-cell>
          <table:table-cell table:style-name="ce22" office:value-type="string">
            <text:p>juw'iye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7">
            <text:p>18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8">
            <text:p>18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9">
            <text:p>18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0">
            <text:p>19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1">
            <text:p>19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2">
            <text:p>19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3">
            <text:p>19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4">
            <text:p>19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5T09:27:55.62">
            <text:p>0705 <text:s/>927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5T09:27:55.61">
            <text:p>0705 <text:s/>92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5T09:28:00.27">
            <text:p>0705 <text:s/>928</text:p>
          </table:table-cell>
          <table:table-cell table:style-name="ce7" table:formula="of:=NOW()" office:value-type="date" office:date-value="2021-07-05T09:28:00.27">
            <text:p>0705 <text:s/>9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5T09:28:00.27">
            <text:p>0705 <text:s/>92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5">2021/07/05</text:date>, <text:time>09:27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5T09:27:58.67</dc:date>
    <dc:creator>iwabuchi ken</dc:creator>
    <meta:editing-duration>P4DT7H59M</meta:editing-duration>
    <meta:editing-cycles>631</meta:editing-cycles>
    <meta:generator>OpenOffice/4.1.3$Win32 OpenOffice.org_project/413m1$Build-9783</meta:generator>
    <meta:document-statistic meta:table-count="2" meta:cell-count="1575" meta:object-count="0"/>
  </office:meta>
</office:document-meta>
</file>